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e925" officeooo:paragraph-rsid="0015e925"/>
    </style:style>
    <style:style style:name="P2" style:family="paragraph" style:parent-style-name="Standard">
      <style:text-properties officeooo:rsid="001651e6" officeooo:paragraph-rsid="001651e6"/>
    </style:style>
    <style:style style:name="P3" style:family="paragraph" style:parent-style-name="Standard">
      <style:text-properties officeooo:rsid="001651e6" officeooo:paragraph-rsid="001651e6"/>
    </style:style>
    <style:style style:name="P4" style:family="paragraph" style:parent-style-name="Standard">
      <style:text-properties officeooo:rsid="001cedcc" officeooo:paragraph-rsid="001cedcc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9900" loext:char-shading-value="0"/>
    </style:style>
    <style:style style:name="T4" style:family="text">
      <style:text-properties fo:background-color="#ff9900" loext:char-shading-value="0"/>
    </style:style>
    <style:style style:name="T5" style:family="text">
      <style:text-properties fo:background-color="#ff6666" loext:char-shading-value="0"/>
    </style:style>
    <style:style style:name="T6" style:family="text">
      <style:text-properties fo:background-color="#ff6666" loext:char-shading-value="0"/>
    </style:style>
    <style:style style:name="T7" style:family="text">
      <style:text-properties fo:background-color="#ffff66" loext:char-shading-value="0"/>
    </style:style>
    <style:style style:name="T8" style:family="text">
      <style:text-properties fo:background-color="#99ff66" loext:char-shading-value="0"/>
    </style:style>
    <style:style style:name="T9" style:family="text">
      <style:text-properties fo:background-color="#99ff66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ue</text:p>
      <text:p text:style-name="P1">Each set is 10 attempts</text:p>
      <text:p text:style-name="P1"><text:line-break/>Set1<text:line-break/>[array([ <text:span text:style-name="T2">381.25 </text:span><text:s text:c="4"/>, <text:s text:c="3"/>0.7338192])]</text:p>
      <text:p text:style-name="P1"/>
      <text:p text:style-name="P1">[array([ <text:span text:style-name="T2">381.25</text:span> <text:s text:c="5"/>, <text:s text:c="3"/>1.08284009]), array([ <text:span text:style-name="T2">400</text:span>. <text:s text:c="6"/>, <text:s text:c="3"/>1.0694904]), array([<text:span text:style-name="T2"> 418.75 </text:span><text:s text:c="5"/>, <text:s text:c="3"/>0.81960655]), array([ <text:span text:style-name="T4">437.5 </text:span><text:s text:c="6"/>, <text:s text:c="3"/>0.72746747])]</text:p>
      <text:p text:style-name="P1"/>
      <text:p text:style-name="P1">[array([ <text:span text:style-name="T9">262.5 </text:span><text:s text:c="6"/>, <text:s text:c="3"/>1.03060011]), array([ <text:span text:style-name="T2">387.5 </text:span><text:s text:c="6"/>, <text:s text:c="3"/>0.88175637])]</text:p>
      <text:p text:style-name="P1"/>
      <text:p text:style-name="P1">[array([ <text:span text:style-name="T9">293.75</text:span> <text:s text:c="5"/>, <text:s text:c="3"/>0.92851395]), array([ <text:span text:style-name="T4">443.75 <text:s/></text:span><text:s text:c="3"/>, <text:s text:c="3"/>1.5911959]), array([ <text:s/>1.03125000e+03, <text:s text:c="2"/>8.98780562e-01]), array([ 1193.75 <text:s text:c="5"/>, <text:s text:c="4"/>1.34047295]), array([ <text:s/><text:span text:style-name="T6">1.35000000e+03,</text:span> <text:s text:c="2"/>8.94102892e-01]), array([ <text:s/>1.47500000e+03, <text:s text:c="2"/>7.60967750e-01])]</text:p>
      <text:p text:style-name="P1"/>
      <text:p text:style-name="P1">[array([<text:span text:style-name="T7"> </text:span><text:span text:style-name="T9">262.5</text:span> <text:s text:c="6"/>, <text:s text:c="3"/>0.91788052]), array([<text:span text:style-name="T2"> 387.5 <text:s/></text:span><text:s text:c="5"/>, <text:s text:c="3"/>0.82393297])]</text:p>
      <text:p text:style-name="P1"/>
      <text:p text:style-name="P1">[array([<text:span text:style-name="T7"> </text:span><text:span text:style-name="T9">268.75</text:span> <text:s text:c="5"/>, <text:s text:c="3"/>1.11051033]), array([ <text:span text:style-name="T2">406.25</text:span> <text:s text:c="5"/>, <text:s text:c="3"/>0.81126278])]</text:p>
      <text:p text:style-name="P1"/>
      <text:p text:style-name="P1">[array([ <text:span text:style-name="T2">400.</text:span> <text:s text:c="7"/>, <text:s text:c="3"/>1.14044506]), array([ <text:s/><text:span text:style-name="T6">1.35625000e+03,</text:span> <text:s text:c="2"/>9.93987342e-01]), array([ <text:span text:style-name="T6">1406.25 </text:span><text:s text:c="5"/>, <text:s text:c="4"/>1.43146314]), array([ <text:s/><text:span text:style-name="T5">1.44375000e+03,</text:span> <text:s text:c="2"/>9.75727258e-01]), array([ <text:s/>1.46250000e+03, <text:s text:c="2"/>7.08338599e-01])]</text:p>
      <text:p text:style-name="P1"/>
      <text:p text:style-name="P1">[array([ 293.75 <text:s text:c="5"/>, <text:s text:c="3"/>0.87623502]), array([<text:span text:style-name="T4"> 443.75 </text:span><text:s text:c="5"/>, <text:s text:c="3"/>1.74476435]), array([ <text:s/>1.18750000e+03, <text:s text:c="2"/>1.04671970e+00]), array([ <text:s/><text:span text:style-name="T6">1.35000000e+03</text:span>, <text:s text:c="2"/>1.13773193e+00]), array([ <text:s/><text:span text:style-name="T6">1.40000000e+03,</text:span> <text:s text:c="2"/>1.04732757e+00]), array([ <text:s/>1.44375000e+03, <text:s text:c="2"/>9.38185041e-01]), array([ <text:s/>1.46875000e+03, <text:s text:c="2"/>1.02764149e+00])]</text:p>
      <text:p text:style-name="P1"/>
      <text:p text:style-name="P1">[array([<text:span text:style-name="T9"> 262.5 </text:span><text:s text:c="6"/>, <text:s text:c="3"/>1.07725571]), array([ <text:span text:style-name="T2">387.5 </text:span><text:s text:c="6"/>, <text:s text:c="3"/>0.89999687])]</text:p>
      <text:p text:style-name="P1"/>
      <text:p text:style-name="P1">[array([ <text:span text:style-name="T9">293.75 </text:span><text:s text:c="5"/>, <text:s text:c="3"/>0.73700247]), array([ <text:span text:style-name="T4">437.5 <text:s/></text:span><text:s text:c="5"/>, <text:s text:c="3"/>1.55296601]), array([ <text:s/>1.18750000e+03, <text:s text:c="2"/>7.38825931e-01]), array([ <text:span text:style-name="T6"><text:s/>1.32500000e+03,</text:span> <text:s text:c="2"/>7.73915113e-01]), array([ <text:s/><text:span text:style-name="T6">1.35000000e+03</text:span>, <text:s text:c="2"/>1.07214642e+00]), array([ <text:s/>1.40625000e+03, <text:s text:c="2"/>1.36434088e+00]), array([ <text:s/>1.44375000e+03, <text:s text:c="2"/>1.11810876e+00]), array([ <text:s/>1.46875000e+03, <text:s text:c="2"/>1.08137145e+00])]</text:p>
      <text:p text:style-name="P1"/>
      <text:p text:style-name="P1">Set2</text:p>
      <text:p text:style-name="P1">[array([ <text:span text:style-name="T9">262.5</text:span> <text:s text:c="6"/>, <text:s text:c="3"/>1.24865787]), array([ <text:span text:style-name="T2">387.5 </text:span><text:s text:c="6"/>, <text:s text:c="3"/>1.02352581])]</text:p>
      <text:p text:style-name="P1"/>
      <text:p text:style-name="P1">[array([ <text:span text:style-name="T9">293.75</text:span> <text:s text:c="5"/>, <text:s text:c="3"/>0.82148275]), array([ <text:span text:style-name="T4">437.5 </text:span><text:s text:c="6"/>, <text:s text:c="3"/>1.71674499]), array([ <text:s/>1.18750000e+03, <text:s text:c="2"/>7.10509195e-01]), array([ <text:s/>1.32500000e+03, <text:s text:c="2"/>8.04221072e-01]), array([ <text:s/><text:span text:style-name="T5">1.35000000</text:span>e+03, <text:s text:c="2"/>1.08619422e+00]), array([ <text:span text:style-name="T5">1406.25</text:span> <text:s text:c="5"/>, <text:s text:c="4"/>1.45736819]), array([ <text:s/>1.44375000e+03, <text:s text:c="2"/>1.16368793e+00]), array([ <text:s/>1.46875000e+03, <text:s text:c="2"/>1.05852314e+00])]</text:p>
      <text:p text:style-name="P1"/>
      <text:p text:style-name="P1">[array([ <text:span text:style-name="T9">262.5</text:span> <text:s text:c="6"/>, <text:s text:c="3"/>1.49434936]), array([ <text:span text:style-name="T2">387.5</text:span> <text:s text:c="6"/>, <text:s text:c="3"/>1.07277296]), array([ 956.25 <text:s text:c="5"/>, <text:s text:c="3"/>1.06418358])]</text:p>
      <text:p text:style-name="P1"/>
      <text:p text:style-name="P1">[array([ <text:span text:style-name="T2">381.25</text:span> <text:s text:c="5"/>, <text:s text:c="3"/>1.04275916]), array([ 400. <text:s text:c="7"/>, <text:s text:c="3"/>0.83537871]), array([ 418.75 <text:s text:c="5"/>, <text:s text:c="3"/>0.82565055]), array([ <text:span text:style-name="T4">437.5</text:span> <text:s text:c="6"/>, <text:s text:c="3"/>0.84007817])]</text:p>
      <text:p text:style-name="P1"/>
      <text:p text:style-name="P1">[array([ <text:span text:style-name="T9">275. <text:s/></text:span><text:s text:c="6"/>, <text:s text:c="3"/>0.98688986]), array([ <text:span text:style-name="T9">293.75 </text:span><text:s text:c="5"/>, <text:s text:c="3"/>1.14954248]), array([ 412.5 <text:s text:c="6"/>, <text:s text:c="3"/>0.78645286]), array([<text:span text:style-name="T4"> 443.75</text:span> <text:s text:c="5"/>, <text:s text:c="3"/>1.82199331]), array([ 968.75 <text:s text:c="5"/>, <text:s text:c="3"/>1.07265465]), <text:soft-page-break/>array([ 1031.25 <text:s text:c="5"/>, <text:s text:c="4"/>1.04443344]), array([ 1193.75 <text:s text:c="5"/>, <text:s text:c="4"/>1.46755721]), array([ <text:s/><text:span text:style-name="T5">1.35000000e+03</text:span>, <text:s text:c="2"/>8.98280043e-01]), array([ <text:s/>1.47500000e+03, <text:s text:c="2"/>7.65111470e-01])]</text:p>
      <text:p text:style-name="P1"/>
      <text:p text:style-name="P1">[array([ 362.5 <text:s text:c="6"/>, <text:s text:c="3"/>0.70557178]), array([ <text:span text:style-name="T2">381.25</text:span> <text:s text:c="5"/>, <text:s text:c="3"/>0.97373588]), array([ 400. <text:s text:c="7"/>, <text:s text:c="3"/>0.78999359]), array([ <text:span text:style-name="T4">437.5</text:span> <text:s text:c="6"/>, <text:s text:c="3"/>0.88278329])]</text:p>
      <text:p text:style-name="P1"/>
      <text:p text:style-name="P1">[array([ 262.5 <text:s text:c="6"/>, <text:s text:c="3"/>1.62461061]), array([<text:span text:style-name="T2"> 387.5 <text:s/></text:span><text:s text:c="5"/>, <text:s text:c="3"/>1.13152854]), array([ 956.25 <text:s text:c="5"/>, <text:s text:c="3"/>1.14795756])]</text:p>
      <text:p text:style-name="P1"/>
      <text:p text:style-name="P1">[array([ 256.25 <text:s text:c="5"/>, <text:s text:c="3"/>0.81822324]), array([ 381.25 <text:s text:c="5"/>, <text:s text:c="3"/>0.76448153])]</text:p>
      <text:p text:style-name="P1"/>
      <text:p text:style-name="P1">[array([ <text:span text:style-name="T9">262.5 <text:s/></text:span><text:s text:c="4"/>, <text:s text:c="3"/>1.1223455]), array([ <text:span text:style-name="T2">387.5 </text:span><text:s text:c="6"/>, <text:s text:c="3"/>0.96428861])]</text:p>
      <text:p text:style-name="P1"/>
      <text:p text:style-name="P1">Set3</text:p>
      <text:p text:style-name="P1">[array([ <text:span text:style-name="T2">381.25 </text:span><text:s text:c="5"/>, <text:s text:c="3"/>1.00349785]), array([ 400. <text:s text:c="7"/>, <text:s text:c="3"/>0.80910137]), array([ 418.75 <text:s text:c="5"/>, <text:s text:c="3"/>0.74639299]), array([ <text:span text:style-name="T4">437.5 </text:span><text:s text:c="6"/>, <text:s text:c="3"/>0.78994998])]</text:p>
      <text:p text:style-name="P1"/>
      <text:p text:style-name="P1">[array([ <text:span text:style-name="T9">293.75</text:span> <text:s text:c="5"/>, <text:s text:c="3"/>0.98504376]), array([ <text:span text:style-name="T4">443.75 </text:span><text:s text:c="5"/>, <text:s text:c="3"/>1.78353406]), array([ <text:s/>1.03125000e+03, <text:s text:c="2"/>9.08923377e-01]), array([ 1193.75 <text:s text:c="5"/>, <text:s text:c="4"/>1.25042736]), array([ <text:s/><text:span text:style-name="T6">1.35000000e+03,</text:span> <text:s text:c="2"/>9.77756288e-01]), array([ <text:s/>1.47500000e+03, <text:s text:c="2"/>8.01220933e-01])]</text:p>
      <text:p text:style-name="P1"/>
      <text:p text:style-name="P1">[array([ <text:span text:style-name="T2">381.25</text:span> <text:s text:c="5"/>, <text:s text:c="3"/>1.11292622]), array([ 400. <text:s text:c="7"/>, <text:s text:c="3"/>1.11114982]), array([ 418.75 <text:s text:c="5"/>, <text:s text:c="3"/>0.86078107]), array([ 437.5 <text:s text:c="6"/>, <text:s text:c="3"/>0.79696629]), array([ 493.75 <text:s text:c="5"/>, <text:s text:c="3"/>0.74370821]), array([ <text:s/>1.31875000e+03, <text:s text:c="2"/>7.38232484e-01]), array([ <text:s/><text:span text:style-name="T6">1.35625000e+03</text:span>, <text:s text:c="2"/>9.87736923e-01]), array([ <text:s/>1.40000000e+03, <text:s text:c="2"/>9.63564663e-01]), array([ <text:s/>1.45000000e+03, <text:s text:c="2"/>7.61152177e-01])]</text:p>
      <text:p text:style-name="P1"/>
      <text:p text:style-name="P1">[array([ <text:span text:style-name="T4">412.5 </text:span><text:s text:c="6"/>, <text:s text:c="3"/>1.05325571]), array([ <text:s/><text:span text:style-name="T6">1.35625000e+03</text:span>, <text:s text:c="2"/>9.04142506e-01]), array([ <text:span text:style-name="T6">1406.25</text:span> <text:s text:c="5"/>, <text:s text:c="4"/>1.43587029]), array([ <text:s/>1.44375000e+03, <text:s text:c="2"/>1.05844407e+00]), array([ <text:s/>1.46875000e+03, <text:s text:c="2"/>8.56876557e-01])]</text:p>
      <text:p text:style-name="P1"/>
      <text:p text:style-name="P1">[array([ <text:span text:style-name="T2">381.25</text:span> <text:s text:c="5"/>, <text:s text:c="3"/>0.92981234]), array([ 400. <text:s text:c="7"/>, <text:s text:c="3"/>0.90523274]), array([ 418.75 <text:s text:c="5"/>, <text:s text:c="3"/>0.71123923])]</text:p>
      <text:p text:style-name="P1"/>
      <text:p text:style-name="P1">[array([ <text:span text:style-name="T4">412.5</text:span> <text:s text:c="6"/>, <text:s text:c="3"/>1.19616345]), array([ <text:span text:style-name="T4">437.5</text:span> <text:s text:c="6"/>, <text:s text:c="3"/>1.26207502]), array([ <text:s/>1.35625000e+03, <text:s text:c="2"/>9.63024676e-01]), array([ <text:span text:style-name="T6">1406.25</text:span> <text:s text:c="5"/>, <text:s text:c="4"/>1.47009939]), array([ <text:s/>1.44375000e+03, <text:s text:c="2"/>1.10392794e+00]), array([ <text:s/>1.46875000e+03, <text:s text:c="2"/>9.14428695e-01])]</text:p>
      <text:p text:style-name="P1"/>
      <text:p text:style-name="P1">[array([ <text:span text:style-name="T9">262.5 </text:span><text:s text:c="6"/>, <text:s text:c="3"/>1.30314362]), array([ <text:span text:style-name="T2">387.5</text:span> <text:s text:c="6"/>, <text:s text:c="3"/>0.99470823]), array([ <text:s/>9.56250000e+02, <text:s text:c="2"/>8.04331160e-01])]</text:p>
      <text:p text:style-name="P1"/>
      <text:p text:style-name="P2">Set 4</text:p>
      <text:p text:style-name="P2">[array([ 293.75 <text:s text:c="5"/>, <text:s text:c="3"/>0.73672093]), array([ <text:span text:style-name="T4">412.5</text:span> <text:s text:c="6"/>, <text:s text:c="3"/>1.08781652]), array([ <text:span text:style-name="T4">437.5</text:span> <text:s text:c="5"/>, <text:s text:c="3"/>1.5055659]), array([ <text:s/>1.18750000e+03, <text:s text:c="2"/>7.10737101e-01]), array([ <text:s/>1.33125000e+03, <text:s text:c="2"/>7.06435169e-01]), array([ <text:s/><text:span text:style-name="T6">1.35000000e+03</text:span>, <text:s text:c="2"/>9.93440130e-01]), array([ <text:s/><text:span text:style-name="T6">1.40625000e</text:span>+03, <text:s text:c="2"/>1.24584395e+00]), array([ <text:s/>1.44375000e+03, <text:s text:c="2"/>1.02332171e+00]), array([ <text:s/>1.46875000e+03, <text:s text:c="2"/>9.74755583e-01])]</text:p>
      <text:p text:style-name="P2"/>
      <text:p text:style-name="P2">[array([ 256.25 <text:s text:c="5"/>, <text:s text:c="3"/>0.70733588])]</text:p>
      <text:p text:style-name="P2"/>
      <text:p text:style-name="P2">[array([ <text:span text:style-name="T9">293.75</text:span> <text:s text:c="5"/>, <text:s text:c="3"/>0.98332657]), array([ 418.75 <text:s text:c="5"/>, <text:s text:c="3"/>0.80126833]), array([ <text:span text:style-name="T4">443.75</text:span> <text:s text:c="5"/>, <text:s text:c="3"/>1.77436589]), array([ <text:s/>1.03125000e+03, <text:s text:c="2"/>8.01795250e-01]), array([ <text:s/>1.18750000e+03, <text:s text:c="2"/>1.15742975e+00]), array([ <text:s/><text:span text:style-name="T6">1.35000000e+03</text:span>, <text:s text:c="2"/>1.09886054e+00]), array([ <text:s/>1.40000000e+03, <text:s text:c="2"/><text:soft-page-break/>8.93910005e-01]), array([ <text:s/>1.44375000e+03, <text:s text:c="2"/>8.43143568e-01]), array([ <text:s/>1.46875000e+03, <text:s text:c="2"/>9.32239471e-01])]</text:p>
      <text:p text:style-name="P2"/>
      <text:p text:style-name="P2">[array([ 262.5 <text:s text:c="6"/>, <text:s text:c="3"/>0.83644813]), array([ 387.5 <text:s text:c="6"/>, <text:s text:c="3"/>0.74815519])]</text:p>
      <text:p text:style-name="P2"/>
      <text:p text:style-name="P2">[array([ 293.75 <text:s text:c="5"/>, <text:s text:c="3"/>0.87173809]), array([ <text:span text:style-name="T4">443.75</text:span> <text:s text:c="5"/>, <text:s text:c="3"/>1.58005683]), array([ <text:s/>1.18750000e+03, <text:s text:c="2"/>9.71245337e-01]), array([ <text:s/>1.33125000e+03, <text:s text:c="2"/>8.53310475e-01]), array([ <text:s/><text:span text:style-name="T6">1.35000000e+03</text:span>, <text:s text:c="2"/>1.10562237e+00]), array([ <text:s/><text:span text:style-name="T6">1.40000000e+03</text:span>, <text:s text:c="2"/>1.18216013e+00]), array([ <text:s/>1.44375000e+03, <text:s text:c="2"/>1.01931867e+00]), array([ <text:s/>1.46875000e+03, <text:s text:c="2"/>1.05890447e+00])]</text:p>
      <text:p text:style-name="P2"/>
      <text:p text:style-name="P2">[array([ <text:span text:style-name="T9">293.75 </text:span><text:s text:c="5"/>, <text:s text:c="3"/>1.04215221]), array([ <text:span text:style-name="T4">443.75</text:span> <text:s text:c="5"/>, <text:s text:c="3"/>1.77564767]), array([ <text:s/>1.03125000e+03, <text:s text:c="2"/>9.44509306e-01]), array([ 1193.75 <text:s text:c="4"/>, <text:s text:c="4"/>1.3263646]), array([ <text:s/><text:span text:style-name="T6">1.35000000e+03</text:span>, <text:s text:c="2"/>1.04597253e+00]), array([ <text:s/>1.47500000e+03, <text:s text:c="2"/>9.19600724e-01])]</text:p>
      <text:p text:style-name="P2"/>
      <text:p text:style-name="P2">[array([<text:span text:style-name="T4"> 400. </text:span><text:s text:c="7"/>, <text:s text:c="3"/>1.08043845]), array([ <text:s/>1.35625000e+03, <text:s text:c="2"/>8.98504954e-01]), array([ <text:s/><text:span text:style-name="T6">1.40000000e+03,</text:span> <text:s text:c="2"/>1.13498678e+00]), array([ <text:s/>1.44375000e+03, <text:s text:c="2"/>7.61461171e-01])]</text:p>
      <text:p text:style-name="P2"/>
      <text:p text:style-name="P2">[array([ 381.25 <text:s text:c="5"/>, <text:s text:c="3"/>0.99994551]), array([ 400. <text:s text:c="7"/>, <text:s text:c="3"/>0.84906237]), array([ 418.75 <text:s text:c="5"/>, <text:s text:c="3"/>0.76784072]), array([ 437.5 <text:s text:c="6"/>, <text:s text:c="3"/>0.76805203])]</text:p>
      <text:p text:style-name="P2"/>
      <text:p text:style-name="P2">[array([ <text:span text:style-name="T9">268.75 </text:span><text:s text:c="5"/>, <text:s text:c="3"/>0.95473972]), array([ 412.5 <text:s text:c="6"/>, <text:s text:c="3"/>0.73445296]), array([ <text:span text:style-name="T4">443.75 </text:span><text:s text:c="5"/>, <text:s text:c="3"/>0.92752265]), array([ 968.75 <text:s text:c="5"/>, <text:s text:c="3"/>0.97015024]), array([ <text:s/>1.03750000e+03, <text:s text:c="2"/>7.33278707e-01]), array([ <text:s/>1.19375000e+03, <text:s text:c="2"/>1.03867617e+00])]</text:p>
      <text:p text:style-name="P2"/>
      <text:p text:style-name="P2">[array([ 381.25 <text:s text:c="5"/>, <text:s text:c="3"/>0.97504654]), array([ 400. <text:s text:c="7"/>, <text:s text:c="3"/>0.97229803]), array([ 418.75 <text:s text:c="5"/>, <text:s text:c="3"/>0.73975775])]</text:p>
      <text:p text:style-name="P2"/>
      <text:p text:style-name="P2">[array([ <text:span text:style-name="T9">262.5 <text:s/></text:span><text:s text:c="5"/>, <text:s text:c="3"/>1.09155966]), array([ 387.5 <text:s text:c="6"/>, <text:s text:c="3"/>0.85451781])]</text:p>
      <text:p text:style-name="P2"/>
      <text:p text:style-name="P2">Set 5</text:p>
      <text:p text:style-name="P2">[array([ 412.5 <text:s text:c="6"/>, <text:s text:c="3"/>0.70390295]), array([ 437.5 <text:s text:c="6"/>, <text:s text:c="3"/>0.78462512])]</text:p>
      <text:p text:style-name="P2"/>
      <text:p text:style-name="P2">[array([ 275. <text:s text:c="7"/>, <text:s text:c="3"/>0.87781862]), array([ <text:span text:style-name="T9">293.75 <text:s/></text:span><text:s text:c="4"/>, <text:s text:c="3"/>1.02197726]), array([ 412.5 <text:s text:c="6"/>, <text:s text:c="3"/>0.70066119]), array([ <text:span text:style-name="T4">443.75 </text:span><text:s text:c="5"/>, <text:s text:c="3"/>1.66162272]), array([ 968.75 <text:s text:c="5"/>, <text:s text:c="3"/>1.00360398]), array([ <text:s/>1.03125000e+03, <text:s text:c="2"/>9.95977200e-01]), array([ 1193.75 <text:s text:c="5"/>, <text:s text:c="4"/>1.45046846]), array([ <text:s/>1.35000000e+03, <text:s text:c="2"/>8.90255908e-01])]</text:p>
      <text:p text:style-name="P2"/>
      <text:p text:style-name="P2">[array([ 381.25 <text:s text:c="5"/>, <text:s text:c="3"/>0.89793002]), array([ 400. <text:s text:c="7"/>, <text:s text:c="3"/>0.74307778]), array([ 437.5 <text:s text:c="5"/>, <text:s text:c="3"/>0.8060713])]</text:p>
      <text:p text:style-name="P2"/>
      <text:p text:style-name="P2">[array([ <text:span text:style-name="T9">268.75 </text:span><text:s text:c="5"/>, <text:s text:c="3"/>1.28016145]), array([ 406.25 <text:s text:c="5"/>, <text:s text:c="3"/>0.96253665]), array([ 443.75 <text:s text:c="5"/>, <text:s text:c="3"/>0.83351472]), array([ 962.5 <text:s text:c="6"/>, <text:s text:c="3"/>1.26348191]), array([ <text:s/>1.03750000e+03, <text:s text:c="2"/>7.78771295e-01]), array([ <text:s/>1.19375000e+03, <text:s text:c="2"/>1.03367325e+00])]</text:p>
      <text:p text:style-name="P2"/>
      <text:p text:style-name="P2">[array([ <text:span text:style-name="T2">381.25</text:span> <text:s text:c="5"/>, <text:s text:c="3"/>1.14834065]), array([ <text:span text:style-name="T2">400.</text:span> <text:s text:c="7"/>, <text:s text:c="3"/>1.17495743]), array([ 418.75 <text:s text:c="4"/>, <text:s text:c="3"/>0.9485562]), array([ 437.5 <text:s text:c="6"/>, <text:s text:c="3"/>0.78126242]), array([ 500. <text:s text:c="7"/>, <text:s text:c="3"/>0.77348615]), array([ <text:s/>1.31875000e+03, <text:s text:c="2"/>7.28469734e-01]), array([ <text:s/><text:span text:style-name="T6">1.35625000e+03</text:span>, <text:s text:c="2"/>1.03336326e+00]), array([ <text:s/><text:span text:style-name="T6">1.40000000e+03</text:span>, <text:s text:c="2"/>1.06963529e+00]), array([ <text:s/>1.45000000e+03, <text:s text:c="2"/>7.17187110e-01])]</text:p>
      <text:p text:style-name="P2"/>
      <text:p text:style-name="P2">[array([<text:span text:style-name="T9"> 275.</text:span> <text:s text:c="7"/>, <text:s text:c="3"/>1.30466353]), array([ <text:span text:style-name="T4">412.5 </text:span><text:s text:c="6"/>, <text:s text:c="3"/>1.00039342]), array([ <text:span text:style-name="T4">443.75 </text:span><text:s text:c="4"/>, <text:s text:c="3"/>1.1274335]), array([ 962.5 <text:s text:c="5"/>, <text:s text:c="3"/>1.3361645]), array([ <text:s/>1.03750000e+03, <text:s text:c="2"/>8.89611600e-01]), array([ <text:s/>1.19375000e+03, <text:s text:c="2"/>1.19038110e+00]), array([ <text:s/>1.22500000e+03, <text:s text:c="2"/>7.84458274e-01])]</text:p>
      <text:p text:style-name="P2"><text:soft-page-break/></text:p>
      <text:p text:style-name="P2">[array([ <text:span text:style-name="T9">268.75 </text:span><text:s text:c="5"/>, <text:s text:c="3"/>0.98738932]), array([ 412.5 <text:s text:c="6"/>, <text:s text:c="3"/>0.74683287]), array([ 443.75 <text:s text:c="5"/>, <text:s text:c="3"/>0.80818953]), array([ 968.75 <text:s text:c="4"/>, <text:s text:c="3"/>0.9837147]), array([ <text:s/>1.03750000e+03, <text:s text:c="2"/>7.14814776e-01]), array([ <text:s/>1.19375000e+03, <text:s text:c="2"/>9.86487640e-01])]</text:p>
      <text:p text:style-name="P2"/>
      <text:p text:style-name="P2">[array([ 381.25 <text:s text:c="5"/>, <text:s text:c="3"/>0.97041082]), array([ 400. <text:s text:c="7"/>, <text:s text:c="3"/>0.99503851]), array([ <text:s/>1.35625000e+03, <text:s text:c="2"/>8.82108964e-01]), array([ <text:s/>1.40000000e+03, <text:s text:c="2"/>9.23730521e-01])]</text:p>
      <text:p text:style-name="P2"/>
      <text:p text:style-name="P2">[array([ <text:span text:style-name="T9">268.75 </text:span><text:s text:c="5"/>, <text:s text:c="3"/>1.25338572]), array([ 406.25 <text:s text:c="5"/>, <text:s text:c="3"/>0.94234171]), array([ 962.5 <text:s text:c="6"/>, <text:s text:c="3"/>1.12467178])]</text:p>
      <text:p text:style-name="P2"/>
      <text:p text:style-name="P4">Specs:</text:p>
      <text:p text:style-name="P4">1) <text:s/>250~450 &gt; 1.0</text:p>
      <text:p text:style-name="P4">2) 1320~1450 &gt; 0.9 (1.0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5T15:08:36.845671680</meta:creation-date>
    <dc:date>2019-02-16T15:26:13.022884218</dc:date>
    <meta:editing-duration>PT1H16M36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4" meta:paragraph-count="55" meta:word-count="800" meta:character-count="8916" meta:non-whitespace-character-count="6773"/>
  </office:meta>
</office:document-meta>
</file>